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6c69" officeooo:paragraph-rsid="00106c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6c69" officeooo:paragraph-rsid="0026b0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072" officeooo:paragraph-rsid="00144aa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3072" officeooo:paragraph-rsid="0026b0e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a95b" officeooo:paragraph-rsid="0018a95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a95b" officeooo:paragraph-rsid="0026b0e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de70" officeooo:paragraph-rsid="0015de7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5de70" officeooo:paragraph-rsid="0026b0e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61866" officeooo:paragraph-rsid="0026b0e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14509" officeooo:paragraph-rsid="0026b0e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106c69" officeooo:paragraph-rsid="00106c69"/>
    </style:style>
    <style:style style:name="P12" style:family="paragraph" style:parent-style-name="Standard">
      <style:paragraph-properties fo:text-align="center" style:justify-single-word="false"/>
      <style:text-properties officeooo:rsid="00106c69" officeooo:paragraph-rsid="00144aa3"/>
    </style:style>
    <style:style style:name="P13" style:family="paragraph" style:parent-style-name="Standard">
      <style:paragraph-properties fo:text-align="center" style:justify-single-word="false"/>
      <style:text-properties officeooo:rsid="00106c69" officeooo:paragraph-rsid="0026b0eb"/>
    </style:style>
    <style:style style:name="P14" style:family="paragraph" style:parent-style-name="Standard">
      <style:paragraph-properties fo:text-align="center" style:justify-single-word="false"/>
      <style:text-properties officeooo:rsid="00123072" officeooo:paragraph-rsid="00144aa3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23072" officeooo:paragraph-rsid="00144aa3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b7e60" officeooo:paragraph-rsid="001b7e6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df3c2" officeooo:paragraph-rsid="001df3c2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rsid="0015de70" officeooo:paragraph-rsid="0015de70"/>
    </style:style>
    <style:style style:name="P19" style:family="paragraph" style:parent-style-name="Standard">
      <style:paragraph-properties fo:text-align="center" style:justify-single-word="false"/>
      <style:text-properties officeooo:rsid="00161866" officeooo:paragraph-rsid="00161866"/>
    </style:style>
    <style:style style:name="P20" style:family="paragraph" style:parent-style-name="Standard">
      <style:paragraph-properties fo:text-align="center" style:justify-single-word="false"/>
      <style:text-properties officeooo:rsid="0018a95b" officeooo:paragraph-rsid="0018a95b"/>
    </style:style>
    <style:style style:name="P21" style:family="paragraph" style:parent-style-name="Standard">
      <style:paragraph-properties fo:text-align="center" style:justify-single-word="false"/>
      <style:text-properties officeooo:rsid="0018a95b" officeooo:paragraph-rsid="0026b0eb"/>
    </style:style>
    <style:style style:name="P22" style:family="paragraph" style:parent-style-name="Standard">
      <style:paragraph-properties fo:text-align="center" style:justify-single-word="false"/>
      <style:text-properties officeooo:rsid="0018a95b" officeooo:paragraph-rsid="00106c69"/>
    </style:style>
    <style:style style:name="P23" style:family="paragraph" style:parent-style-name="Standard">
      <style:paragraph-properties fo:text-align="center" style:justify-single-word="false"/>
      <style:text-properties officeooo:rsid="001ab0cc" officeooo:paragraph-rsid="001ab0cc"/>
    </style:style>
    <style:style style:name="P24" style:family="paragraph" style:parent-style-name="Standard">
      <style:paragraph-properties fo:text-align="center" style:justify-single-word="false"/>
      <style:text-properties officeooo:rsid="001e3ae1" officeooo:paragraph-rsid="001e3ae1"/>
    </style:style>
    <style:style style:name="P25" style:family="paragraph" style:parent-style-name="Standard">
      <style:paragraph-properties fo:text-align="center" style:justify-single-word="false"/>
      <style:text-properties officeooo:rsid="00205c3b" officeooo:paragraph-rsid="00205c3b"/>
    </style:style>
    <style:style style:name="P26" style:family="paragraph" style:parent-style-name="Standard">
      <style:paragraph-properties fo:text-align="center" style:justify-single-word="false"/>
      <style:text-properties officeooo:rsid="0022c419" officeooo:paragraph-rsid="0022c419"/>
    </style:style>
    <style:style style:name="P27" style:family="paragraph" style:parent-style-name="Standard">
      <style:paragraph-properties fo:text-align="center" style:justify-single-word="false"/>
      <style:text-properties officeooo:rsid="0023c61b" officeooo:paragraph-rsid="0023c61b"/>
    </style:style>
    <style:style style:name="P28" style:family="paragraph" style:parent-style-name="Standard">
      <style:paragraph-properties fo:text-align="center" style:justify-single-word="false"/>
      <style:text-properties officeooo:rsid="002528c1" officeooo:paragraph-rsid="002528c1"/>
    </style:style>
    <style:style style:name="P2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6c69" officeooo:paragraph-rsid="00106c69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6c69" officeooo:paragraph-rsid="0026b0eb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8a95b" officeooo:paragraph-rsid="0026b0eb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5143" officeooo:paragraph-rsid="0026b0eb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tyle="normal" fo:font-weight="bold" officeooo:rsid="00123072" officeooo:paragraph-rsid="0026b0e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8pt" officeooo:rsid="00105143" officeooo:paragraph-rsid="0026b0eb" style:font-size-asian="28pt" style:font-size-complex="28pt"/>
    </style:style>
    <style:style style:name="P35" style:family="paragraph" style:parent-style-name="Standard">
      <style:paragraph-properties fo:text-align="center" style:justify-single-word="false"/>
      <style:text-properties officeooo:rsid="002f2f35" officeooo:paragraph-rsid="002f2f35"/>
    </style:style>
    <style:style style:name="P36" style:family="paragraph" style:parent-style-name="Standard">
      <style:paragraph-properties fo:text-align="center" style:justify-single-word="false"/>
      <style:text-properties officeooo:rsid="00106c69" officeooo:paragraph-rsid="00106c69"/>
    </style:style>
    <style:style style:name="P37" style:family="paragraph" style:parent-style-name="Standard">
      <style:paragraph-properties fo:text-align="center" style:justify-single-word="false"/>
      <style:text-properties officeooo:rsid="002fa0c9" officeooo:paragraph-rsid="002fa0c9"/>
    </style:style>
    <style:style style:name="T1" style:family="text">
      <style:text-properties officeooo:rsid="001e3a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530" style:font-weight-asian="bold" style:font-weight-complex="bold"/>
    </style:style>
    <style:style style:name="T4" style:family="text">
      <style:text-properties fo:font-weight="bold" officeooo:rsid="0026b0eb" style:font-weight-asian="bold" style:font-weight-complex="bold"/>
    </style:style>
    <style:style style:name="T5" style:family="text">
      <style:text-properties officeooo:rsid="001fc530"/>
    </style:style>
    <style:style style:name="T6" style:family="text">
      <style:text-properties officeooo:rsid="00257a75"/>
    </style:style>
    <style:style style:name="T7" style:family="text">
      <style:text-properties officeooo:rsid="0026b0eb"/>
    </style:style>
    <style:style style:name="T8" style:family="text">
      <style:text-properties fo:font-size="18pt" style:text-underline-style="solid" style:text-underline-width="auto" style:text-underline-color="font-color" fo:font-weight="bold" officeooo:rsid="0028d698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26b0eb" style:font-size-asian="18pt" style:font-weight-asian="bold" style:font-size-complex="18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8d698" style:font-weight-asian="bold" style:font-weight-complex="bold"/>
    </style:style>
    <style:style style:name="T13" style:family="text">
      <style:text-properties officeooo:rsid="0028d698"/>
    </style:style>
    <style:style style:name="T14" style:family="text">
      <style:text-properties officeooo:rsid="002a8e7a"/>
    </style:style>
    <style:style style:name="T15" style:family="text">
      <style:text-properties officeooo:rsid="002b7b06"/>
    </style:style>
    <style:style style:name="T16" style:family="text">
      <style:text-properties officeooo:rsid="002d5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2">\{\{</text:span><text:span text:style-name="T11">Crédits</text:span><text:span text:style-name="T12">\}\}</text:span></text:p>
      <text:p text:style-name="P32"/>
      <text:p text:style-name="P29"><text:span text:style-name="T15">\{\C[5]</text:span>Plugins<text:span text:style-name="T7">\C[0]\}</text:span></text:p>
      <text:p text:style-name="P1"/>
      <text:p text:style-name="P4"><text:span text:style-name="T14">\C[6]Fallen Angel </text:span>Olivia<text:span text:style-name="T7">\C[0]</text:span></text:p>
      <text:p text:style-name="P14">Anti Players Stress</text:p>
      <text:p text:style-name="P14">Horror Effects</text:p>
      <text:p text:style-name="P3"/>
      <text:p text:style-name="P1"/>
      <text:p text:style-name="P4"><text:span text:style-name="T7">\C[6]</text:span>Galv<text:span text:style-name="T7">\C[0]</text:span></text:p>
      <text:p text:style-name="P14">Screen Zoom</text:p>
      <text:p text:style-name="P15">Camera Control</text:p>
      <text:p text:style-name="P15"/>
      <text:p text:style-name="P15"/>
      <text:p text:style-name="P4"><text:span text:style-name="T7">\C[6]</text:span>HimeWorks<text:span text:style-name="T7">\C[0]</text:span></text:p>
      <text:p text:style-name="P14">Pre Title Events</text:p>
      <text:p text:style-name="P14">Multiple Invotory</text:p>
      <text:p text:style-name="P14">Window Skin Change</text:p>
      <text:p text:style-name="P3"/>
      <text:p text:style-name="P3"/>
      <text:p text:style-name="P33"><text:span text:style-name="T7">\C[6]</text:span>King Gerar<text:span text:style-name="T7">\C[0]</text:span></text:p>
      <text:p text:style-name="P14">Simple Item Scene</text:p>
      <text:p text:style-name="P3"/>
      <text:p text:style-name="P12"/>
      <text:p text:style-name="P4"><text:span text:style-name="T7">\C[6]</text:span>SmRdmDde<text:span text:style-name="T7">\C[0]</text:span></text:p>
      <text:p text:style-name="P14">Altternatif Menu Screen Icon</text:p>
      <text:p text:style-name="P14">Shaking text</text:p>
      <text:p text:style-name="P3"/>
      <text:p text:style-name="P3"/>
      <text:p text:style-name="P2"><text:span text:style-name="T7">\C[6]</text:span>Yanfly<text:span text:style-name="T7">\C[0]</text:span></text:p>
      <text:p text:style-name="P11">Core Engine</text:p>
      <text:p text:style-name="P11">Main Menu Manager</text:p>
      <text:p text:style-name="P11">Message Core (pack 1 et 2)</text:p>
      <text:p text:style-name="P37">MessageEval Text</text:p>
      <text:p text:style-name="P11">Save Core</text:p>
      <text:p text:style-name="P11"/>
      <text:p text:style-name="P11">Event Mini Label</text:p>
      <text:p text:style-name="P11">Event Prox Activate</text:p>
      <text:p text:style-name="P11"/>
      <text:p text:style-name="P11">Common Event Menu</text:p>
      <text:p text:style-name="P11">Disable Auto-shadow</text:p>
      <text:p text:style-name="P11">GabWindow</text:p>
      <text:p text:style-name="P11">Keyboard Config</text:p>
      <text:p text:style-name="P11">Region Restrictions</text:p>
      <text:p text:style-name="P11">Save Event Location</text:p>
      <text:p text:style-name="P11"/>
      <text:p text:style-name="P11"/>
      <text:p text:style-name="P13"><text:soft-page-break/><text:span text:style-name="T8">\{</text:span><text:span text:style-name="T10">\C[5]</text:span><text:span text:style-name="T9">Graphismes</text:span><text:span text:style-name="T10">\C[0]</text:span><text:span text:style-name="T8">\}</text:span></text:p>
      <text:p text:style-name="P11"/>
      <text:p text:style-name="P9"><text:span text:style-name="T7">\C[6]</text:span>Avery<text:span text:style-name="T7">\C[0]</text:span></text:p>
      <text:p text:style-name="P19">Icon</text:p>
      <text:p text:style-name="P11"/>
      <text:p text:style-name="P10"><text:span text:style-name="T7">\C[6]</text:span>wthDragon<text:span text:style-name="T7">\C[0]</text:span></text:p>
      <text:p text:style-name="P11"/>
      <text:p text:style-name="P11"/>
      <text:p text:style-name="P30"><text:span text:style-name="T13">\{\C[5]</text:span>Musiques<text:span text:style-name="T7">\C[0]\}</text:span></text:p>
      <text:p text:style-name="P1"/>
      <text:p text:style-name="P8"><text:span text:style-name="T7">\C[6]</text:span>RPG Maker MV DLC<text:span text:style-name="T7">\C[0]</text:span></text:p>
      <text:p text:style-name="P7"/>
      <text:p text:style-name="P8"><text:span text:style-name="T7">\C[6]</text:span>Heist Music Pack<text:span text:style-name="T7">\C[0]</text:span></text:p>
      <text:p text:style-name="P27">The Perfect Crime</text:p>
      <text:p text:style-name="P27">Under Surveillance</text:p>
      <text:p text:style-name="P18"/>
      <text:p text:style-name="P8"><text:span text:style-name="T7">\C[6]</text:span>Nightmares<text:span text:style-name="T7">\C[0]</text:span></text:p>
      <text:p text:style-name="P26">Continents Adrift</text:p>
      <text:p text:style-name="P26">Remembrance </text:p>
      <text:p text:style-name="P18"/>
      <text:p text:style-name="P8"><text:span text:style-name="T7">\C[6]</text:span>SinisterHollow<text:span text:style-name="T7">\C[0]</text:span></text:p>
      <text:p text:style-name="P18"/>
      <text:p text:style-name="P18"/>
      <text:p text:style-name="P8"><text:span text:style-name="T7">\C[6]</text:span>The_Emporium of Copper and Steel<text:span text:style-name="T7">\C[0]</text:span></text:p>
      <text:p text:style-name="P26">Hallucination - Am I Dreaming</text:p>
      <text:p text:style-name="P22"/>
      <text:p text:style-name="P20"/>
      <text:p text:style-name="P31"><text:span text:style-name="T13">\{\C[5]</text:span>Inspiration<text:span text:style-name="T7">\C[0]\}</text:span></text:p>
      <text:p text:style-name="P5"/>
      <text:p text:style-name="P21"><text:span text:style-name="T4">\C[6]</text:span><text:span text:style-name="T2">Odin </text:span><text:span text:style-name="T3">S</text:span><text:span text:style-name="T2">phere</text:span><text:span text:style-name="T4">\C[0]</text:span></text:p>
      <text:p text:style-name="P24">Cinq personnages jouables</text:p>
      <text:p text:style-name="P24">Multi points de vue</text:p>
      <text:p text:style-name="P23"/>
      <text:p text:style-name="P6"><text:span text:style-name="T7">\C[6]</text:span>The <text:span text:style-name="T5">P</text:span>romised <text:span text:style-name="T5">N</text:span>ever <text:span text:style-name="T5">L</text:span>and<text:span text:style-name="T7">\C[0]</text:span></text:p>
      <text:p text:style-name="P23">Le personnage Emma <text:span text:style-name="T1">(son passé)</text:span></text:p>
      <text:p text:style-name="P23"/>
      <text:p text:style-name="P6"><text:span text:style-name="T7">\C[6]</text:span>Detroit Become human<text:span text:style-name="T7">\C[0]</text:span></text:p>
      <text:p text:style-name="P16">Les enquêtes de Conor</text:p>
      <text:p text:style-name="P16"/>
      <text:p text:style-name="P6"><text:span text:style-name="T7">\C[6]</text:span>Sherlock Holmes : <text:span text:style-name="T6">The Devil's Daughter\C[0]</text:span></text:p>
      <text:p text:style-name="P17">Le gameplay autours des enquêtes</text:p>
      <text:p text:style-name="P11"/>
      <text:p text:style-name="P11"/>
      <text:p text:style-name="P30"><text:span text:style-name="T13">\{\C[5]</text:span>Bêta-testeur<text:span text:style-name="T7">\C[0]\}</text:span></text:p>
      <text:p text:style-name="P11"/>
      <text:p text:style-name="P25">Ashala</text:p>
      <text:p text:style-name="P25">Hermoni</text:p>
      <text:p text:style-name="P25">DantonSlip</text:p>
      <text:p text:style-name="P35"><text:soft-page-break/>Iron</text:p>
      <text:p text:style-name="P28"><text:span text:style-name="T16">M</text:span>aman Kingdo</text:p>
      <text:p text:style-name="P28"><text:span text:style-name="T16">T</text:span>atie Kingdo</text:p>
      <text:p text:style-name="P25"/>
      <text:p text:style-name="P11"/>
      <text:p text:style-name="P29"><text:span text:style-name="T13">\{\C[5]</text:span>Remerciement<text:span text:style-name="T7">\C[0]\}</text:span></text:p>
      <text:p text:style-name="P11"/>
      <text:p text:style-name="P25">KADOKAWA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22:02:10.168000000</meta:creation-date>
    <dc:date>2019-10-20T08:30:39.543000000</dc:date>
    <meta:editing-duration>PT3H13M34S</meta:editing-duration>
    <meta:editing-cycles>35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66" meta:word-count="152" meta:character-count="1243" meta:non-whitespace-character-count="1156"/>
  </office:meta>
</office:document-meta>
</file>